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172cm" svg:height="2.236cm" svg:x="5.2cm" svg:y="5.6cm" svg:viewBox="0 0 2173 2237" svg:d="M1085 1475c305 28 507-91 465-289s-182-446-444-441-419 131-477 333 151 369 456 397zM2173 976c4 612-483 1198-1153 1256s-1090-352-1010-987 576-1171 1189-1238 970 357 974 969z">
          <text:p/>
        </draw:path>
        <draw:path draw:style-name="gr2" draw:text-style-name="P1" draw:layer="layout" svg:width="5.711cm" svg:height="1.105cm" draw:transform="skewX (-0.000174532925199533) rotate (-2.13349047763787) translate (7.1205547860096cm 3.47505845533216cm)" svg:viewBox="0 0 5712 1106" svg:d="M40 658c340 29 2065 151 2956 228 891 76 2184 243 2547 217 130 2 279-655 51-664-272 14-1733-42-2686-114-951-71-2385-269-2745-325-123-20-221 645-123 658z">
          <text:p/>
        </draw:path>
        <draw:path draw:style-name="gr2" draw:text-style-name="P1" draw:layer="layout" svg:width="0.903cm" svg:height="0.661cm" draw:transform="rotate (-2.15757602131539) translate (7.33599110710379cm 3.15844843716559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4.03579114539899cm 7.5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2.172cm" svg:height="2.236cm" svg:x="2.627cm" svg:y="3.263cm" svg:viewBox="0 0 2173 2237" svg:d="M1085 1475c305 28 507-91 465-289s-182-446-444-441-419 131-477 333 151 369 456 397zM2173 976c4 612-483 1198-1153 1256s-1090-352-1010-987 576-1171 1189-1238 970 357 974 96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6:20.942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